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2323dc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2323d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68a224" draw:marker-start="" draw:marker-start-width="0.229cm" draw:marker-start-center="false" draw:marker-end="" draw:marker-end-width="0.229cm" draw:marker-end-center="false" draw:fill="solid" draw:fill-color="#68a224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2323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68a2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9.983cm" svg:y1="14.138cm" svg:x2="9.983cm" svg:y2="16.137cm">
            <text:p/>
          </draw:line>
          <draw:line draw:style-name="gr1" draw:text-style-name="P1" draw:layer="layout" svg:x1="10.205cm" svg:y1="14.138cm" svg:x2="10.205cm" svg:y2="16.137cm">
            <text:p/>
          </draw:line>
          <draw:line draw:style-name="gr1" draw:text-style-name="P1" draw:layer="layout" svg:x1="10.427cm" svg:y1="14.138cm" svg:x2="10.427cm" svg:y2="16.137cm">
            <text:p/>
          </draw:line>
          <draw:line draw:style-name="gr1" draw:text-style-name="P1" draw:layer="layout" svg:x1="10.65cm" svg:y1="14.138cm" svg:x2="10.65cm" svg:y2="16.137cm">
            <text:p/>
          </draw:line>
          <draw:line draw:style-name="gr1" draw:text-style-name="P1" draw:layer="layout" svg:x1="10.871cm" svg:y1="14.138cm" svg:x2="10.871cm" svg:y2="16.137cm">
            <text:p/>
          </draw:line>
          <draw:line draw:style-name="gr1" draw:text-style-name="P1" draw:layer="layout" svg:x1="11.093cm" svg:y1="14.138cm" svg:x2="11.093cm" svg:y2="16.137cm">
            <text:p/>
          </draw:line>
          <draw:line draw:style-name="gr1" draw:text-style-name="P1" draw:layer="layout" svg:x1="11.316cm" svg:y1="14.138cm" svg:x2="11.316cm" svg:y2="16.137cm">
            <text:p/>
          </draw:line>
          <draw:line draw:style-name="gr1" draw:text-style-name="P1" draw:layer="layout" svg:x1="11.537cm" svg:y1="14.138cm" svg:x2="11.537cm" svg:y2="16.137cm">
            <text:p/>
          </draw:line>
          <draw:line draw:style-name="gr1" draw:text-style-name="P1" draw:layer="layout" svg:x1="11.759cm" svg:y1="14.138cm" svg:x2="11.759cm" svg:y2="16.137cm">
            <text:p/>
          </draw:line>
          <draw:line draw:style-name="gr1" draw:text-style-name="P1" draw:layer="layout" svg:x1="9.983cm" svg:y1="14.359cm" svg:x2="11.981cm" svg:y2="14.359cm">
            <text:p/>
          </draw:line>
          <draw:line draw:style-name="gr1" draw:text-style-name="P1" draw:layer="layout" svg:x1="9.983cm" svg:y1="14.584cm" svg:x2="11.981cm" svg:y2="14.584cm">
            <text:p/>
          </draw:line>
          <draw:line draw:style-name="gr1" draw:text-style-name="P1" draw:layer="layout" svg:x1="9.983cm" svg:y1="14.808cm" svg:x2="11.981cm" svg:y2="14.808cm">
            <text:p/>
          </draw:line>
          <draw:line draw:style-name="gr1" draw:text-style-name="P1" draw:layer="layout" svg:x1="9.983cm" svg:y1="15.026cm" svg:x2="11.981cm" svg:y2="15.026cm">
            <text:p/>
          </draw:line>
          <draw:line draw:style-name="gr1" draw:text-style-name="P1" draw:layer="layout" svg:x1="9.983cm" svg:y1="15.247cm" svg:x2="11.981cm" svg:y2="15.247cm">
            <text:p/>
          </draw:line>
          <draw:line draw:style-name="gr1" draw:text-style-name="P1" draw:layer="layout" svg:x1="9.983cm" svg:y1="15.473cm" svg:x2="11.981cm" svg:y2="15.473cm">
            <text:p/>
          </draw:line>
          <draw:line draw:style-name="gr1" draw:text-style-name="P1" draw:layer="layout" svg:x1="9.983cm" svg:y1="15.697cm" svg:x2="11.981cm" svg:y2="15.697cm">
            <text:p/>
          </draw:line>
          <draw:line draw:style-name="gr1" draw:text-style-name="P1" draw:layer="layout" svg:x1="9.983cm" svg:y1="15.916cm" svg:x2="11.981cm" svg:y2="15.916cm">
            <text:p/>
          </draw:line>
          <draw:line draw:style-name="gr1" draw:text-style-name="P1" draw:layer="layout" svg:x1="9.983cm" svg:y1="16.136cm" svg:x2="11.981cm" svg:y2="16.136cm">
            <text:p/>
          </draw:line>
          <draw:line draw:style-name="gr1" draw:text-style-name="P1" draw:layer="layout" svg:x1="9.983cm" svg:y1="16.136cm" svg:x2="10.039cm" svg:y2="16.136cm">
            <text:p/>
          </draw:line>
          <draw:line draw:style-name="gr2" draw:text-style-name="P2" draw:layer="layout" svg:x1="9.983cm" svg:y1="14.138cm" svg:x2="11.983cm" svg:y2="14.138cm">
            <text:p/>
          </draw:line>
          <draw:line draw:style-name="gr1" draw:text-style-name="P1" draw:layer="layout" svg:x1="11.981cm" svg:y1="14.138cm" svg:x2="11.981cm" svg:y2="16.137cm">
            <text:p/>
          </draw:line>
          <draw:line draw:style-name="gr3" draw:text-style-name="P2" draw:layer="layout" svg:x1="10.853cm" svg:y1="14.584cm" svg:x2="10.427cm" svg:y2="14.805cm">
            <text:p/>
          </draw:line>
          <draw:line draw:style-name="gr3" draw:text-style-name="P2" draw:layer="layout" svg:x1="10.433cm" svg:y1="14.799cm" svg:x2="11.094cm" svg:y2="15.475cm">
            <text:p/>
          </draw:line>
          <draw:polygon draw:style-name="gr4" draw:text-style-name="P3" draw:layer="layout" svg:width="0.671cm" svg:height="0.891cm" svg:x="10.425cm" svg:y="14.578cm" svg:viewBox="0 0 672 892" draw:points="0,227 447,0 672,892">
            <text:p/>
          </draw:polygon>
          <draw:polygon draw:style-name="gr5" draw:text-style-name="P4" draw:layer="layout" svg:width="0.445cm" svg:height="0.891cm" svg:x="11.094cm" svg:y="14.584cm" svg:viewBox="0 0 446 892" draw:points="0,0 446,220 446,892 442,892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52:40.179077977</meta:creation-date>
    <dc:date>2018-04-17T15:53:01.629931839</dc:date>
    <meta:editing-duration>PT21S</meta:editing-duration>
    <meta:editing-cycles>1</meta:editing-cycles>
    <meta:document-statistic meta:object-count="26"/>
    <meta:generator>LibreOffice/6.0.0.3$MacOSX_X86_64 LibreOffice_project/64a0f66915f38c6217de274f0aa8e15618924765</meta:generator>
  </office:meta>
</office:document-meta>
</file>